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Source Han Sans Regular" svg:font-family="Source Han Sans Regular" style:font-family-generic="system" style:font-pitch="variable"/>
    <style:font-face style:name="FreeSans" svg:font-family="FreeSans" style:font-family-generic="system" style:font-pitch="variable"/>
    <style:font-face style:name="Noto Sans" svg:font-family="Noto Sans" style:font-family-generic="swiss" style:font-pitch="variable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Noto Serif" svg:font-family="Noto Serif" style:font-family-generic="roman" style:font-pitch="variable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Pavadinimas" style:master-page-name="MP0" style:family="paragraph">
      <style:paragraph-properties fo:break-before="page"/>
      <style:text-properties style:font-name="Noto Sans"/>
    </style:style>
    <style:style style:name="P2" style:parent-style-name="Pavadinimas" style:family="paragraph">
      <style:text-properties style:font-name="Noto Sans"/>
    </style:style>
    <style:style style:name="P3" style:parent-style-name="Pavadinimas" style:family="paragraph">
      <style:text-properties style:font-name="Noto Sans"/>
    </style:style>
    <style:style style:name="P4" style:parent-style-name="Pavadinimas" style:family="paragraph">
      <style:text-properties style:font-name="Noto Sans"/>
    </style:style>
    <style:style style:name="P5" style:parent-style-name="Pavadinimas" style:family="paragraph">
      <style:text-properties style:font-name="Noto Sans"/>
    </style:style>
    <style:style style:name="P6" style:parent-style-name="Pavadinimas" style:family="paragraph">
      <style:text-properties style:font-name="Noto Sans"/>
    </style:style>
    <style:style style:name="P7" style:parent-style-name="Pavadinimas" style:family="paragraph">
      <style:text-properties style:font-name="Noto Serif"/>
    </style:style>
    <style:style style:name="P8" style:parent-style-name="Paantraštė" style:family="paragraph">
      <style:text-properties style:font-name="Noto Sans"/>
    </style:style>
    <style:style style:name="P9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10" style:parent-style-name="Textbody" style:family="paragraph">
      <style:text-properties style:font-name="Noto Serif"/>
    </style:style>
    <style:style style:name="P11" style:parent-style-name="Pavadinimas" style:family="paragraph">
      <style:paragraph-properties fo:break-before="page"/>
      <style:text-properties style:font-name="Noto Serif"/>
    </style:style>
    <style:style style:name="P12" style:parent-style-name="Pavadinimas" style:family="paragraph">
      <style:text-properties style:font-name="Noto Serif"/>
    </style:style>
    <style:style style:name="P13" style:parent-style-name="Pavadinimas" style:family="paragraph">
      <style:text-properties style:font-name="Noto Serif"/>
    </style:style>
    <style:style style:name="P14" style:parent-style-name="Pavadinimas" style:family="paragraph">
      <style:text-properties style:font-name="Noto Serif"/>
    </style:style>
    <style:style style:name="P15" style:parent-style-name="Pavadinimas" style:family="paragraph">
      <style:text-properties style:font-name="Noto Serif"/>
    </style:style>
    <style:style style:name="P16" style:parent-style-name="Pavadinimas" style:family="paragraph">
      <style:text-properties style:font-name="Noto Serif"/>
    </style:style>
    <style:style style:name="P17" style:parent-style-name="Textbody" style:family="paragraph">
      <style:text-properties style:font-name="Noto Serif"/>
    </style:style>
    <style:style style:name="P18" style:parent-style-name="Textbody" style:family="paragraph">
      <style:text-properties style:font-name="Noto Serif"/>
    </style:style>
    <style:style style:name="TableColumn20" style:family="table-column">
      <style:table-column-properties style:column-width="2.2312in" style:use-optimal-column-width="false"/>
    </style:style>
    <style:style style:name="TableColumn21" style:family="table-column">
      <style:table-column-properties style:column-width="2.2319in" style:use-optimal-column-width="false"/>
    </style:style>
    <style:style style:name="TableColumn22" style:family="table-column">
      <style:table-column-properties style:column-width="2.2319in" style:use-optimal-column-width="false"/>
    </style:style>
    <style:style style:name="Table19" style:family="table">
      <style:table-properties style:width="6.6951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Noto Serif" fo:color="#FFFFFF"/>
    </style:style>
    <style:style style:name="TableCell26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Noto Serif" fo:color="#FFFFFF"/>
    </style:style>
    <style:style style:name="TableCell28" style:family="table-cell">
      <style:table-cell-properties fo:border="0.0034in solid #000000" fo:background-color="#007FFF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Noto Serif" fo:color="#FFFFFF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Noto Serif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Noto Serif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Noto Serif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Noto Serif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Noto Serif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Noto Serif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Noto Serif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Noto Serif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Noto Serif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Noto Serif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Noto Serif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Noto Serif"/>
    </style:style>
    <style:style style:name="TableColumn59" style:family="table-column">
      <style:table-column-properties style:column-width="1.9312in" style:use-optimal-column-width="false"/>
    </style:style>
    <style:style style:name="TableColumn60" style:family="table-column">
      <style:table-column-properties style:column-width="2.7847in" style:use-optimal-column-width="false"/>
    </style:style>
    <style:style style:name="TableColumn61" style:family="table-column">
      <style:table-column-properties style:column-width="1.9791in" style:use-optimal-column-width="false"/>
    </style:style>
    <style:style style:name="Table58" style:family="table">
      <style:table-properties style:width="6.6951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Noto Serif" fo:color="#FFFFFF"/>
    </style:style>
    <style:style style:name="TableCell65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Noto Serif" fo:color="#FFFFFF"/>
    </style:style>
    <style:style style:name="TableCell67" style:family="table-cell">
      <style:table-cell-properties fo:border="0.0034in solid #000000" fo:background-color="#007FFF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Noto Serif" fo:color="#FFFFFF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Noto Serif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3" style:parent-style-name="Numatytasispastraiposšriftas" style:family="text">
      <style:text-properties style:font-name="Noto Serif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Noto Serif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Noto Serif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0" style:parent-style-name="Numatytasispastraiposšriftas" style:family="text">
      <style:text-properties style:font-name="Noto Serif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Noto Serif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Noto Serif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Numatytasispastraiposšriftas" style:family="text">
      <style:text-properties style:font-name="Noto Serif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Noto Serif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Noto Serif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4" style:parent-style-name="Numatytasispastraiposšriftas" style:family="text">
      <style:text-properties style:font-name="Noto Serif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Noto Serif"/>
    </style:style>
    <style:style style:name="P97" style:parent-style-name="Textbody" style:family="paragraph">
      <style:text-properties style:font-name="Noto Serif"/>
    </style:style>
    <style:style style:name="P98" style:parent-style-name="Standard" style:list-style-name="LFO3" style:family="paragraph">
      <style:text-properties style:font-name="Noto Serif"/>
    </style:style>
    <style:style style:name="P99" style:parent-style-name="Standard" style:list-style-name="LFO3" style:family="paragraph">
      <style:text-properties style:font-name="Noto Serif"/>
    </style:style>
    <style:style style:name="P100" style:parent-style-name="Standard" style:list-style-name="LFO3" style:family="paragraph">
      <style:text-properties style:font-name="Noto Serif"/>
    </style:style>
    <style:style style:name="P101" style:parent-style-name="Standard" style:list-style-name="LFO3" style:family="paragraph">
      <style:text-properties style:font-name="Noto Serif"/>
    </style:style>
    <style:style style:name="P102" style:parent-style-name="Standard" style:list-style-name="LFO3" style:family="paragraph">
      <style:text-properties style:font-name="Noto Serif"/>
    </style:style>
    <style:style style:name="P103" style:parent-style-name="Standard" style:list-style-name="LFO3" style:family="paragraph">
      <style:text-properties style:font-name="Noto Serif"/>
    </style:style>
    <style:style style:name="P104" style:parent-style-name="Standard" style:list-style-name="LFO3" style:family="paragraph">
      <style:text-properties style:font-name="Noto Serif"/>
    </style:style>
    <style:style style:name="P105" style:parent-style-name="Standard" style:family="paragraph">
      <style:text-properties style:font-name="Noto Serif"/>
    </style:style>
    <style:style style:name="TableColumn107" style:family="table-column">
      <style:table-column-properties style:column-width="2.2312in" style:use-optimal-column-width="false"/>
    </style:style>
    <style:style style:name="TableColumn108" style:family="table-column">
      <style:table-column-properties style:column-width="2.2319in" style:use-optimal-column-width="false"/>
    </style:style>
    <style:style style:name="TableColumn109" style:family="table-column">
      <style:table-column-properties style:column-width="2.2319in" style:use-optimal-column-width="false"/>
    </style:style>
    <style:style style:name="Table106" style:family="table">
      <style:table-properties style:width="6.6951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Noto Serif" fo:color="#FFFFFF"/>
    </style:style>
    <style:style style:name="TableCell113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Noto Serif" fo:color="#FFFFFF"/>
    </style:style>
    <style:style style:name="TableCell115" style:family="table-cell">
      <style:table-cell-properties fo:border="0.0034in solid #000000" fo:background-color="#007FFF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Noto Serif" fo:color="#FFFFFF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Noto Serif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Noto Serif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Noto Serif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Noto Serif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Noto Serif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Noto Serif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Noto Serif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Noto Serif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Noto Serif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Noto Serif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Noto Serif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Noto Serif"/>
    </style:style>
    <style:style style:name="P145" style:parent-style-name="Textbody" style:family="paragraph">
      <style:text-properties style:font-name="Noto Serif"/>
    </style:style>
    <style:style style:name="TableColumn147" style:family="table-column">
      <style:table-column-properties style:column-width="1.7291in" style:use-optimal-column-width="false"/>
    </style:style>
    <style:style style:name="TableColumn148" style:family="table-column">
      <style:table-column-properties style:column-width="1.4236in" style:use-optimal-column-width="false"/>
    </style:style>
    <style:style style:name="TableColumn149" style:family="table-column">
      <style:table-column-properties style:column-width="0.8194in" style:use-optimal-column-width="false"/>
    </style:style>
    <style:style style:name="TableColumn150" style:family="table-column">
      <style:table-column-properties style:column-width="2.7256in" style:use-optimal-column-width="false"/>
    </style:style>
    <style:style style:name="Table146" style:family="table">
      <style:table-properties style:width="6.6979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Noto Serif" fo:color="#FFFFFF"/>
    </style:style>
    <style:style style:name="TableCell154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Noto Serif" fo:color="#FFFFFF"/>
    </style:style>
    <style:style style:name="TableCell156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Noto Serif" fo:color="#FFFFFF"/>
    </style:style>
    <style:style style:name="TableCell158" style:family="table-cell">
      <style:table-cell-properties fo:border="0.0034in solid #000000" fo:background-color="#007FFF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Noto Serif" fo:color="#FFFFFF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Noto Serif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Noto Serif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Noto Serif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Noto Serif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Noto Serif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Noto Serif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Noto Serif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Noto Serif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Noto Serif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Noto Serif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Noto Serif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Noto Serif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Noto Serif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Noto Serif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Noto Serif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Noto Serif"/>
    </style:style>
    <style:style style:name="P196" style:parent-style-name="Textbody" style:family="paragraph">
      <style:text-properties style:font-name="Noto Serif"/>
    </style:style>
    <style:style style:name="P197" style:parent-style-name="Pavadinimas" style:family="paragraph">
      <style:paragraph-properties fo:break-before="page"/>
      <style:text-properties style:font-name="Noto Serif"/>
    </style:style>
    <style:style style:name="P198" style:parent-style-name="Pavadinimas" style:family="paragraph">
      <style:text-properties style:font-name="Noto Serif"/>
    </style:style>
    <style:style style:name="P199" style:parent-style-name="Pavadinimas" style:family="paragraph">
      <style:text-properties style:font-name="Noto Serif"/>
    </style:style>
    <style:style style:name="P200" style:parent-style-name="Pavadinimas" style:family="paragraph">
      <style:text-properties style:font-name="Noto Serif"/>
    </style:style>
    <style:style style:name="P201" style:parent-style-name="Pavadinimas" style:family="paragraph">
      <style:text-properties style:font-name="Noto Serif"/>
    </style:style>
    <style:style style:name="P202" style:parent-style-name="Pavadinimas" style:family="paragraph">
      <style:text-properties style:font-name="Noto Serif"/>
    </style:style>
    <style:style style:name="P203" style:parent-style-name="Antraštė1" style:list-style-name="WW_OutlineListStyle" style:family="paragraph">
      <style:paragraph-properties fo:break-before="page"/>
      <style:text-properties style:font-name="Noto Serif"/>
    </style:style>
    <style:style style:name="P204" style:parent-style-name="Textbody" style:list-style-name="LFO5" style:family="paragraph">
      <style:text-properties style:font-name="Noto Serif"/>
    </style:style>
    <style:style style:name="P205" style:parent-style-name="Textbody" style:list-style-name="LFO5" style:family="paragraph">
      <style:text-properties style:font-name="Noto Serif"/>
    </style:style>
    <style:style style:name="P206" style:parent-style-name="Textbody" style:list-style-name="LFO5" style:family="paragraph">
      <style:text-properties style:font-name="Noto Serif"/>
    </style:style>
    <style:style style:name="P207" style:parent-style-name="Textbody" style:list-style-name="LFO6" style:family="paragraph">
      <style:text-properties style:font-name="Noto Serif"/>
    </style:style>
    <style:style style:name="P208" style:parent-style-name="Textbody" style:list-style-name="LFO7" style:family="paragraph">
      <style:text-properties style:font-name="Noto Serif"/>
    </style:style>
    <style:style style:name="P209" style:parent-style-name="Textbody" style:list-style-name="LFO7" style:family="paragraph">
      <style:text-properties style:font-name="Noto Serif"/>
    </style:style>
    <style:style style:name="P210" style:parent-style-name="Textbody" style:list-style-name="LFO8" style:family="paragraph">
      <style:text-properties style:font-name="Noto Serif"/>
    </style:style>
    <style:style style:name="P211" style:parent-style-name="Textbody" style:list-style-name="LFO8" style:family="paragraph">
      <style:text-properties style:font-name="Noto Serif"/>
    </style:style>
    <style:style style:name="P212" style:parent-style-name="Textbody" style:list-style-name="LFO9" style:family="paragraph">
      <style:text-properties style:font-name="Noto Serif"/>
    </style:style>
    <style:style style:name="P213" style:parent-style-name="Textbody" style:list-style-name="LFO10" style:family="paragraph">
      <style:text-properties style:font-name="Noto Serif"/>
    </style:style>
    <style:style style:name="P214" style:parent-style-name="Textbody" style:list-style-name="LFO11" style:family="paragraph">
      <style:text-properties style:font-name="Noto Serif"/>
    </style:style>
    <style:style style:name="P215" style:parent-style-name="Textbody" style:list-style-name="LFO11" style:family="paragraph">
      <style:text-properties style:font-name="Noto Serif"/>
    </style:style>
    <style:style style:name="P216" style:parent-style-name="Textbody" style:list-style-name="LFO11" style:family="paragraph">
      <style:text-properties style:font-name="Noto Serif"/>
    </style:style>
    <style:style style:name="P217" style:parent-style-name="Textbody" style:list-style-name="LFO12" style:family="paragraph">
      <style:text-properties style:font-name="Noto Serif"/>
    </style:style>
    <style:style style:name="P218" style:parent-style-name="Textbody" style:list-style-name="LFO12" style:family="paragraph">
      <style:text-properties style:font-name="Noto Serif"/>
    </style:style>
    <style:style style:name="P219" style:parent-style-name="Textbody" style:list-style-name="LFO13" style:family="paragraph">
      <style:text-properties style:font-name="Noto Serif"/>
    </style:style>
    <style:style style:name="P220" style:parent-style-name="Textbody" style:family="paragraph">
      <style:text-properties style:font-name="Noto Serif"/>
    </style:style>
    <style:style style:name="P221" style:parent-style-name="Textbody" style:list-style-name="LFO14" style:family="paragraph">
      <style:text-properties style:font-name="Noto Serif"/>
    </style:style>
    <style:style style:name="P222" style:parent-style-name="Textbody" style:list-style-name="LFO15" style:family="paragraph">
      <style:text-properties style:font-name="Noto Serif"/>
    </style:style>
    <style:style style:name="P223" style:parent-style-name="Textbody" style:list-style-name="LFO16" style:family="paragraph">
      <style:text-properties style:font-name="Noto Serif"/>
    </style:style>
    <style:style style:name="P224" style:parent-style-name="Textbody" style:list-style-name="LFO16" style:family="paragraph">
      <style:text-properties style:font-name="Noto Serif"/>
    </style:style>
    <style:style style:name="P225" style:parent-style-name="Textbody" style:list-style-name="LFO17" style:family="paragraph">
      <style:text-properties style:font-name="Noto Serif"/>
    </style:style>
    <style:style style:name="P226" style:parent-style-name="Textbody" style:list-style-name="LFO18" style:family="paragraph">
      <style:text-properties style:font-name="Noto Serif"/>
    </style:style>
    <style:style style:name="P227" style:parent-style-name="Textbody" style:list-style-name="LFO19" style:family="paragraph">
      <style:text-properties style:font-name="Noto Serif"/>
    </style:style>
    <style:style style:name="P228" style:parent-style-name="Textbody" style:list-style-name="LFO19" style:family="paragraph">
      <style:text-properties style:font-name="Noto Serif"/>
    </style:style>
    <style:style style:name="P229" style:parent-style-name="Textbody" style:list-style-name="LFO19" style:family="paragraph">
      <style:text-properties style:font-name="Noto Serif"/>
    </style:style>
    <style:style style:name="P230" style:parent-style-name="Textbody" style:list-style-name="LFO20" style:family="paragraph">
      <style:text-properties style:font-name="Noto Serif"/>
    </style:style>
    <style:style style:name="P231" style:parent-style-name="Textbody" style:list-style-name="LFO20" style:family="paragraph">
      <style:text-properties style:font-name="Noto Serif"/>
    </style:style>
    <style:style style:name="P232" style:parent-style-name="Textbody" style:list-style-name="LFO21" style:family="paragraph">
      <style:text-properties style:font-name="Noto Serif"/>
    </style:style>
    <style:style style:name="P233" style:parent-style-name="Textbody" style:list-style-name="LFO21" style:family="paragraph">
      <style:text-properties style:font-name="Noto Serif"/>
    </style:style>
    <style:style style:name="P234" style:parent-style-name="Textbody" style:list-style-name="LFO22" style:family="paragraph">
      <style:text-properties style:font-name="Noto Serif"/>
    </style:style>
    <style:style style:name="P235" style:parent-style-name="Textbody" style:family="paragraph">
      <style:text-properties style:font-name="Noto Serif"/>
    </style:style>
    <style:style style:name="TableColumn237" style:family="table-column">
      <style:table-column-properties style:column-width="2.6715in" style:use-optimal-column-width="false"/>
    </style:style>
    <style:style style:name="TableColumn238" style:family="table-column">
      <style:table-column-properties style:column-width="4.0194in" style:use-optimal-column-width="false"/>
    </style:style>
    <style:style style:name="Table236" style:family="table">
      <style:table-properties style:width="6.6909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Noto Serif" fo:color="#FFFFFF" fo:font-size="10.5pt" style:font-size-asian="10.5pt"/>
    </style:style>
    <style:style style:name="TableCell242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Noto Serif" fo:color="#000000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Noto Serif" fo:color="#FFFFFF" fo:font-size="10.5pt" style:font-size-asian="10.5pt"/>
    </style:style>
    <style:style style:name="TableCell247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Noto Serif" fo:color="#000000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Noto Serif" fo:color="#FFFFFF" fo:font-size="10.5pt" style:font-size-asian="10.5pt"/>
    </style:style>
    <style:style style:name="TableCell252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style:font-name="Noto Serif" fo:color="#000000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Noto Serif" fo:color="#FFFFFF" fo:font-size="10.5pt" style:font-size-asian="10.5pt"/>
    </style:style>
    <style:style style:name="TableCell257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Noto Serif" fo:color="#000000"/>
    </style:style>
    <style:style style:name="P259" style:parent-style-name="Textbody" style:family="paragraph">
      <style:text-properties style:font-name="Noto Serif"/>
    </style:style>
    <style:style style:name="TableColumn261" style:family="table-column">
      <style:table-column-properties style:column-width="1.2222in" style:use-optimal-column-width="false"/>
    </style:style>
    <style:style style:name="TableColumn262" style:family="table-column">
      <style:table-column-properties style:column-width="5.4756in" style:use-optimal-column-width="false"/>
    </style:style>
    <style:style style:name="Table260" style:family="table">
      <style:table-properties style:width="6.6979in" fo:margin-left="0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Noto Serif" fo:color="#FFFFFF"/>
    </style:style>
    <style:style style:name="TableCell266" style:family="table-cell">
      <style:table-cell-properties fo:border="0.0034in solid #000000" fo:background-color="#FFFFFF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Noto Serif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name="Noto Serif" fo:color="#FFFFFF"/>
    </style:style>
    <style:style style:name="TableCell271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Noto Serif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style:font-name="Noto Serif" fo:color="#FFFFFF"/>
    </style:style>
    <style:style style:name="TableCell276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Noto Serif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Noto Serif" fo:color="#FFFFFF"/>
    </style:style>
    <style:style style:name="TableCell281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="Noto Serif"/>
    </style:style>
    <style:style style:name="TableRow283" style:family="table-row">
      <style:table-row-properties style:min-row-height="0.3638in"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Noto Serif" fo:color="#FFFFFF"/>
    </style:style>
    <style:style style:name="TableCell286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287" style:parent-style-name="Textbody" style:family="paragraph">
      <style:text-properties style:font-name="Noto Serif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Noto Serif" fo:color="#FFFFFF"/>
    </style:style>
    <style:style style:name="TableCell291" style:family="table-cell">
      <style:table-cell-properties fo:border-top="none" fo:border-left="0.0034in solid #000000" fo:border-bottom="0.0034in solid #000000" fo:border-right="0.0034in solid #000000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Noto Serif"/>
    </style:style>
    <style:style style:name="P293" style:parent-style-name="Textbody" style:family="paragraph">
      <style:text-properties style:font-name="Noto Serif"/>
    </style:style>
    <style:style style:name="TableColumn295" style:family="table-column">
      <style:table-column-properties style:column-width="2.5243in" style:use-optimal-column-width="false"/>
    </style:style>
    <style:style style:name="TableColumn296" style:family="table-column">
      <style:table-column-properties style:column-width="2.1569in" style:use-optimal-column-width="false"/>
    </style:style>
    <style:style style:name="TableColumn297" style:family="table-column">
      <style:table-column-properties style:column-width="2.0097in" style:use-optimal-column-width="false"/>
    </style:style>
    <style:style style:name="Table294" style:family="table">
      <style:table-properties style:width="6.6909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Noto Serif" fo:color="#FFFFFF"/>
    </style:style>
    <style:style style:name="TableCell301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Noto Serif" fo:color="#FFFFFF"/>
    </style:style>
    <style:style style:name="TableCell303" style:family="table-cell">
      <style:table-cell-properties fo:border="0.0034in solid #000000" fo:background-color="#007FFF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Noto Serif" fo:color="#FFFFFF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Noto Serif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Noto Serif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Noto Serif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Noto Serif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Noto Serif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Noto Serif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extbody" style:family="paragraph">
      <style:text-properties style:font-name="Noto Serif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Noto Serif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Noto Serif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Noto Serif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="Noto Serif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Noto Serif"/>
    </style:style>
    <style:style style:name="P333" style:parent-style-name="Textbody" style:family="paragraph">
      <style:text-properties style:font-name="Noto Serif"/>
    </style:style>
    <style:style style:name="TableColumn335" style:family="table-column">
      <style:table-column-properties style:column-width="1.6736in" style:use-optimal-column-width="false"/>
    </style:style>
    <style:style style:name="TableColumn336" style:family="table-column">
      <style:table-column-properties style:column-width="0.9493in" style:use-optimal-column-width="false"/>
    </style:style>
    <style:style style:name="TableColumn337" style:family="table-column">
      <style:table-column-properties style:column-width="1.75in" style:use-optimal-column-width="false"/>
    </style:style>
    <style:style style:name="TableColumn338" style:family="table-column">
      <style:table-column-properties style:column-width="2.3222in" style:use-optimal-column-width="false"/>
    </style:style>
    <style:style style:name="Table334" style:family="table">
      <style:table-properties style:width="6.695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Noto Serif" fo:color="#FFFFFF"/>
    </style:style>
    <style:style style:name="TableCell342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Noto Serif" fo:color="#FFFFFF"/>
    </style:style>
    <style:style style:name="TableCell344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Noto Serif" fo:color="#FFFFFF"/>
    </style:style>
    <style:style style:name="TableCell346" style:family="table-cell">
      <style:table-cell-properties fo:border="0.0034in solid #000000" fo:background-color="#007FFF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Noto Serif" fo:color="#FFFFFF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Noto Serif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Noto Serif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Noto Serif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Noto Serif"/>
    </style:style>
    <style:style style:name="TableCell35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Noto Serif"/>
    </style:style>
    <style:style style:name="TableCell36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Noto Serif"/>
    </style:style>
    <style:style style:name="TableCell36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364" style:parent-style-name="Numatytasispastraiposšriftas" style:family="text">
      <style:text-properties style:font-name="Noto Serif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Noto Serif"/>
    </style:style>
    <style:style style:name="TableCell36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Noto Serif"/>
    </style:style>
    <style:style style:name="TableCell37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Noto Serif"/>
    </style:style>
    <style:style style:name="TableCell372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Noto Serif"/>
    </style:style>
    <style:style style:name="TableCell37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Noto Serif"/>
    </style:style>
    <style:style style:name="TableCell37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Noto Serif"/>
    </style:style>
    <style:style style:name="TableCell38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justify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Noto Serif"/>
    </style:style>
    <style:style style:name="TableCell38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Noto Serif"/>
    </style:style>
    <style:style style:name="TableCell3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style:font-name="Noto Serif"/>
    </style:style>
    <style:style style:name="TableCell389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Noto Serif"/>
    </style:style>
    <style:style style:name="TableCell39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Noto Serif"/>
    </style:style>
    <style:style style:name="TableCell39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Noto Serif"/>
    </style:style>
    <style:style style:name="TableCell397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justify"/>
      <style:text-properties style:font-name="Noto Serif"/>
    </style:style>
    <style:style style:name="P399" style:parent-style-name="Textbody" style:family="paragraph">
      <style:text-properties style:font-name="Noto Serif"/>
    </style:style>
    <style:style style:name="TableColumn401" style:family="table-column">
      <style:table-column-properties style:column-width="2.234in" style:use-optimal-column-width="false"/>
    </style:style>
    <style:style style:name="TableColumn402" style:family="table-column">
      <style:table-column-properties style:column-width="2.2347in" style:use-optimal-column-width="false"/>
    </style:style>
    <style:style style:name="TableColumn403" style:family="table-column">
      <style:table-column-properties style:column-width="2.2347in" style:use-optimal-column-width="false"/>
    </style:style>
    <style:style style:name="Table400" style:family="table">
      <style:table-properties style:width="6.7034in" fo:margin-left="0in" table:align="left"/>
    </style:style>
    <style:style style:name="TableRow404" style:family="table-row">
      <style:table-row-properties style:min-row-height="0.2298in" style:use-optimal-row-height="false"/>
    </style:style>
    <style:style style:name="TableCell405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Noto Serif" fo:color="#FFFFFF"/>
    </style:style>
    <style:style style:name="TableCell407" style:family="table-cell">
      <style:table-cell-properties fo:border-top="0.0034in solid #000000" fo:border-left="0.0034in solid #000000" fo:border-bottom="0.0034in solid #000000" fo:border-right="none" fo:background-color="#007FFF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Noto Serif" fo:color="#FFFFFF"/>
    </style:style>
    <style:style style:name="TableCell409" style:family="table-cell">
      <style:table-cell-properties fo:border="0.0034in solid #000000" fo:background-color="#007FFF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Noto Serif" fo:color="#FFFFFF"/>
    </style:style>
    <style:style style:name="TableRow411" style:family="table-row">
      <style:table-row-properties style:min-row-height="0.7152in"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style:font-name="Noto Serif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Noto Serif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Noto Serif"/>
    </style:style>
    <style:style style:name="TableRow418" style:family="table-row">
      <style:table-row-properties style:min-row-height="0.518in" style:use-optimal-row-height="false"/>
    </style:style>
    <style:style style:name="TableCell41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Noto Serif"/>
    </style:style>
    <style:style style:name="TableCell42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Noto Serif"/>
    </style:style>
    <style:style style:name="TableCell42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Noto Serif"/>
    </style:style>
    <style:style style:name="TableRow425" style:family="table-row">
      <style:table-row-properties style:min-row-height="0.9194in" style:use-optimal-row-height="false"/>
    </style:style>
    <style:style style:name="TableCell42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Noto Serif"/>
    </style:style>
    <style:style style:name="TableCell42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Noto Serif"/>
    </style:style>
    <style:style style:name="TableCell430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Noto Serif"/>
    </style:style>
    <style:style style:name="TableRow432" style:family="table-row">
      <style:table-row-properties style:min-row-height="0.9194in" style:use-optimal-row-height="false"/>
    </style:style>
    <style:style style:name="TableCell433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Noto Serif"/>
    </style:style>
    <style:style style:name="TableCell435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style:font-name="Noto Serif"/>
    </style:style>
    <style:style style:name="TableCell43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Noto Serif"/>
    </style:style>
    <style:style style:name="TableRow439" style:family="table-row">
      <style:table-row-properties style:min-row-height="0.9194in" style:use-optimal-row-height="false"/>
    </style:style>
    <style:style style:name="TableCell44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style:font-name="Noto Serif"/>
    </style:style>
    <style:style style:name="TableCell44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Noto Serif"/>
    </style:style>
    <style:style style:name="TableCell44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Noto Serif"/>
    </style:style>
    <style:style style:name="P446" style:parent-style-name="Textbody" style:family="paragraph">
      <style:text-properties style:font-name="Noto Serif"/>
    </style:style>
    <style:style style:name="TableColumn448" style:family="table-column">
      <style:table-column-properties style:column-width="2.225in"/>
    </style:style>
    <style:style style:name="TableColumn449" style:family="table-column">
      <style:table-column-properties style:column-width="2.2243in"/>
    </style:style>
    <style:style style:name="TableColumn450" style:family="table-column">
      <style:table-column-properties style:column-width="2.225in"/>
    </style:style>
    <style:style style:name="Table447" style:family="table">
      <style:table-properties style:width="6.6743in" fo:margin-left="0in" table:align="left"/>
    </style:style>
    <style:style style:name="TableRow451" style:family="table-row">
      <style:table-row-properties/>
    </style:style>
    <style:style style:name="TableCell452" style:family="table-cell">
      <style:table-cell-properties fo:border-top="0.0069in solid #ED7D31" fo:border-left="0.0069in solid #ED7D31" fo:border-bottom="0.0069in solid #ED7D31" fo:border-right="none" fo:background-color="#ED7D31" style:writing-mode="lr-tb" fo:padding-top="0in" fo:padding-left="0.075in" fo:padding-bottom="0in" fo:padding-right="0.075in"/>
    </style:style>
    <style:style style:name="P453" style:parent-style-name="Textbody" style:family="paragraph">
      <style:text-properties fo:font-weight="bold" style:font-weight-asian="bold" style:font-weight-complex="bold" fo:color="#FFFFFF"/>
    </style:style>
    <style:style style:name="TableCell454" style:family="table-cell">
      <style:table-cell-properties fo:border-top="0.0069in solid #ED7D31" fo:border-left="none" fo:border-bottom="0.0069in solid #ED7D31" fo:border-right="none" fo:background-color="#ED7D31" style:writing-mode="lr-tb" fo:padding-top="0in" fo:padding-left="0.075in" fo:padding-bottom="0in" fo:padding-right="0.075in"/>
    </style:style>
    <style:style style:name="P455" style:parent-style-name="Textbody" style:family="paragraph">
      <style:text-properties fo:font-weight="bold" style:font-weight-asian="bold" style:font-weight-complex="bold" fo:color="#FFFFFF"/>
    </style:style>
    <style:style style:name="TableCell456" style:family="table-cell">
      <style:table-cell-properties fo:border-top="0.0069in solid #ED7D31" fo:border-left="none" fo:border-bottom="0.0069in solid #ED7D31" fo:border-right="0.0069in solid #ED7D31" fo:background-color="#ED7D31" style:writing-mode="lr-tb" fo:padding-top="0in" fo:padding-left="0.075in" fo:padding-bottom="0in" fo:padding-right="0.075in"/>
    </style:style>
    <style:style style:name="P457" style:parent-style-name="Textbody" style:family="paragraph">
      <style:text-properties fo:font-weight="bold" style:font-weight-asian="bold" style:font-weight-complex="bold" fo:color="#FFFFFF"/>
    </style:style>
    <style:style style:name="TableRow458" style:family="table-row">
      <style:table-row-properties/>
    </style:style>
    <style:style style:name="TableCell45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60" style:parent-style-name="Textbody" style:family="paragraph">
      <style:text-properties fo:font-weight="bold" style:font-weight-asian="bold" style:font-weight-complex="bold"/>
    </style:style>
    <style:style style:name="TableCell46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TableCell46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TableRow463" style:family="table-row">
      <style:table-row-properties/>
    </style:style>
    <style:style style:name="TableCell464" style:family="table-cell">
      <style:table-cell-properties fo:border="0.0069in solid #F4B083" style:writing-mode="lr-tb" fo:padding-top="0in" fo:padding-left="0.075in" fo:padding-bottom="0in" fo:padding-right="0.075in"/>
    </style:style>
    <style:style style:name="P465" style:parent-style-name="Textbody" style:family="paragraph">
      <style:text-properties fo:font-weight="bold" style:font-weight-asian="bold" style:font-weight-complex="bold"/>
    </style:style>
    <style:style style:name="TableCell466" style:family="table-cell">
      <style:table-cell-properties fo:border="0.0069in solid #F4B083" style:writing-mode="lr-tb" fo:padding-top="0in" fo:padding-left="0.075in" fo:padding-bottom="0in" fo:padding-right="0.075in"/>
    </style:style>
    <style:style style:name="TableCell467" style:family="table-cell">
      <style:table-cell-properties fo:border="0.0069in solid #F4B083" style:writing-mode="lr-tb" fo:padding-top="0in" fo:padding-left="0.075in" fo:padding-bottom="0in" fo:padding-right="0.075in"/>
    </style:style>
    <style:style style:name="TableRow468" style:family="table-row">
      <style:table-row-properties/>
    </style:style>
    <style:style style:name="TableCell469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P470" style:parent-style-name="Textbody" style:family="paragraph">
      <style:text-properties fo:font-weight="bold" style:font-weight-asian="bold" style:font-weight-complex="bold"/>
    </style:style>
    <style:style style:name="TableCell471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TableCell472" style:family="table-cell">
      <style:table-cell-properties fo:border="0.0069in solid #F4B083" fo:background-color="#FBE4D5" style:writing-mode="lr-tb" fo:padding-top="0in" fo:padding-left="0.075in" fo:padding-bottom="0in" fo:padding-right="0.075in"/>
    </style:style>
    <style:style style:name="TableRow473" style:family="table-row">
      <style:table-row-properties/>
    </style:style>
    <style:style style:name="TableCell474" style:family="table-cell">
      <style:table-cell-properties fo:border="0.0069in solid #F4B083" style:writing-mode="lr-tb" fo:padding-top="0in" fo:padding-left="0.075in" fo:padding-bottom="0in" fo:padding-right="0.075in"/>
    </style:style>
    <style:style style:name="P475" style:parent-style-name="Textbody" style:family="paragraph">
      <style:text-properties fo:font-weight="bold" style:font-weight-asian="bold" style:font-weight-complex="bold"/>
    </style:style>
    <style:style style:name="TableCell476" style:family="table-cell">
      <style:table-cell-properties fo:border="0.0069in solid #F4B083" style:writing-mode="lr-tb" fo:padding-top="0in" fo:padding-left="0.075in" fo:padding-bottom="0in" fo:padding-right="0.075in"/>
    </style:style>
    <style:style style:name="TableCell477" style:family="table-cell">
      <style:table-cell-properties fo:border="0.0069in solid #F4B083" style:writing-mode="lr-tb" fo:padding-top="0in" fo:padding-left="0.075in" fo:padding-bottom="0in" fo:padding-right="0.075in"/>
    </style:style>
    <style:style style:name="P478" style:parent-style-name="Textbody" style:family="paragraph">
      <style:paragraph-properties fo:break-before="page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<text:bookmark-start text:name="__RefHeading___Toc755_2448031485"/>ApartmentAdmin<text:bookmark-end text:name="__RefHeading___Toc755_2448031485"/></text:p>
      <text:p text:style-name="P8"/>
      <text:table-of-content text:name="_TOC0">
        <text:table-of-content-source text:outline-level="1" text:use-outline-level="true" text:use-index-marks="true" text:use-index-source-styles="true" text:index-scope="document">
          <text:table-of-content-entry-template text:outline-level="1" text:style-name="Įprastasis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Pavadinimas"/>
          </text:index-source-styles>
        </text:table-of-content-source>
        <text:index-body>
          <text:p text:style-name="P9">Table of Contents</text:p>
          <text:p text:style-name="Contents1"><text:a xlink:href="#__RefHeading___Toc755_2448031485" office:target-frame-name="_top" xlink:show="replace">ApartmentAdmin<text:tab/>1</text:a></text:p>
          <text:p text:style-name="Contents1"><text:a xlink:href="#__RefHeading___Toc757_2448031485" office:target-frame-name="_top" xlink:show="replace">Project establishment<text:tab/>3</text:a></text:p>
          <text:p text:style-name="Contents1"><text:a xlink:href="#__RefHeading___Toc2194_715881056" office:target-frame-name="_top" xlink:show="replace">1. Introduction<text:tab/>4</text:a></text:p>
          <text:p text:style-name="Contents1"><text:a xlink:href="#__RefHeading___Toc2196_715881056" office:target-frame-name="_top" xlink:show="replace">2. Team Schema<text:tab/>4</text:a></text:p>
          <text:p text:style-name="Contents1"><text:a xlink:href="#__RefHeading___Toc2202_715881056" office:target-frame-name="_top" xlink:show="replace">3. Team Contract<text:tab/>4</text:a></text:p>
          <text:p text:style-name="Contents1"><text:a xlink:href="#__RefHeading___Toc2204_715881056" office:target-frame-name="_top" xlink:show="replace">4. Project Time Schedule<text:tab/>5</text:a></text:p>
          <text:p text:style-name="Contents1"><text:a xlink:href="#__RefHeading___Toc2206_715881056" office:target-frame-name="_top" xlink:show="replace">5. Threats to teamwork<text:tab/>5</text:a></text:p>
          <text:p text:style-name="Contents1"><text:a xlink:href="#__RefHeading___Toc759_2448031485" office:target-frame-name="_top" xlink:show="replace">Inception<text:tab/>6</text:a></text:p>
          <text:p text:style-name="Contents1"><text:a xlink:href="#__RefHeading___Toc2208_715881056" office:target-frame-name="_top" xlink:show="replace">1. Business Model Canvas<text:tab/>7</text:a></text:p>
          <text:p text:style-name="Contents1"><text:a xlink:href="#__RefHeading___Toc2228_715881056" office:target-frame-name="_top" xlink:show="replace">2. SWOT Analysis<text:tab/>7</text:a></text:p>
          <text:p text:style-name="Contents1"><text:a xlink:href="#__RefHeading___Toc541_3483660072" office:target-frame-name="_top" xlink:show="replace">3. Porter’s Five Forces<text:tab/>8</text:a></text:p>
          <text:p text:style-name="Contents1"><text:a xlink:href="#__RefHeading___Toc543_3483660072" office:target-frame-name="_top" xlink:show="replace">4. Vision<text:tab/>8</text:a></text:p>
        </text:index-body>
      </text:table-of-content>
      <text:h text:style-name="Antraštė1" text:outline-level="1"/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__RefHeading___Toc757_2448031485"/>Project establishment<text:bookmark-end text:name="__RefHeading___Toc757_2448031485"/></text:p>
      <text:h text:style-name="Antraštė1" text:outline-level="1"><text:bookmark-start text:name="__RefHeading___Toc2194_715881056"/>Introduction<text:bookmark-end text:name="__RefHeading___Toc2194_715881056"/></text:h>
      <text:p text:style-name="P17">Our goal is to create apartment housing and administration system that can manage different aspects of apartment complex for Østbanehus A/S. We should<text:s/>make app for Windows 10 and smartphones using C#, .NET Framework, UWP and SQL.</text:p>
      <text:p text:style-name="P18"/>
      <text:h text:style-name="Antraštė1" text:outline-level="1"><text:bookmark-start text:name="__RefHeading___Toc2196_715881056"/>Team Schema<text:bookmark-end text:name="__RefHeading___Toc2196_715881056"/></text:h>
      <text:h text:style-name="Antraštė2" text:outline-level="2"><text:bookmark-start text:name="__RefHeading___Toc2198_715881056"/>Roles<text:bookmark-end text:name="__RefHeading___Toc2198_715881056"/></text:h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Name</text:p>
          </table:table-cell>
          <table:table-cell table:style-name="TableCell26">
            <text:p text:style-name="P27">Role</text:p>
          </table:table-cell>
          <table:table-cell table:style-name="TableCell28">
            <text:p text:style-name="P29">Description</text:p>
          </table:table-cell>
        </table:table-row>
        <table:table-row table:style-name="TableRow30">
          <table:table-cell table:style-name="TableCell31">
            <text:p text:style-name="P32">Donatas Adamonis</text:p>
          </table:table-cell>
          <table:table-cell table:style-name="TableCell33">
            <text:p text:style-name="P34">Designer</text:p>
          </table:table-cell>
          <table:table-cell table:style-name="TableCell35">
            <text:p text:style-name="P36">Designing user interface</text:p>
          </table:table-cell>
        </table:table-row>
        <table:table-row table:style-name="TableRow37">
          <table:table-cell table:style-name="TableCell38">
            <text:p text:style-name="P39">Mikkel Frederiksen</text:p>
          </table:table-cell>
          <table:table-cell table:style-name="TableCell40">
            <text:p text:style-name="P41">Documentator</text:p>
          </table:table-cell>
          <table:table-cell table:style-name="TableCell42">
            <text:p text:style-name="P43">Organizing documentation, diagrams, etc.</text:p>
          </table:table-cell>
        </table:table-row>
        <table:table-row table:style-name="TableRow44">
          <table:table-cell table:style-name="TableCell45">
            <text:p text:style-name="P46">Paulius<text:s/>Klezys</text:p>
          </table:table-cell>
          <table:table-cell table:style-name="TableCell47">
            <text:p text:style-name="P48">Database manager</text:p>
          </table:table-cell>
          <table:table-cell table:style-name="TableCell49">
            <text:p text:style-name="P50">Managing databases and writing SQL queries</text:p>
          </table:table-cell>
        </table:table-row>
        <table:table-row table:style-name="TableRow51">
          <table:table-cell table:style-name="TableCell52">
            <text:p text:style-name="P53">Marcin Zelent</text:p>
          </table:table-cell>
          <table:table-cell table:style-name="TableCell54">
            <text:p text:style-name="P55">Programmer</text:p>
          </table:table-cell>
          <table:table-cell table:style-name="TableCell56">
            <text:p text:style-name="P57">Coding in C#</text:p>
          </table:table-cell>
        </table:table-row>
      </table:table>
      <text:h text:style-name="Antraštė3" text:outline-level="3"/>
      <text:h text:style-name="Antraštė2" text:outline-level="2"><text:bookmark-start text:name="__RefHeading___Toc2200_715881056"/>Contact info<text:bookmark-end text:name="__RefHeading___Toc2200_715881056"/></text:h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Name</text:p>
          </table:table-cell>
          <table:table-cell table:style-name="TableCell65">
            <text:p text:style-name="P66">E-mail</text:p>
          </table:table-cell>
          <table:table-cell table:style-name="TableCell67">
            <text:p text:style-name="P68">Phone</text:p>
          </table:table-cell>
        </table:table-row>
        <table:table-row table:style-name="TableRow69">
          <table:table-cell table:style-name="TableCell70">
            <text:p text:style-name="P71">Donatas Adamonis</text:p>
          </table:table-cell>
          <table:table-cell table:style-name="TableCell72">
            <text:p text:style-name="TableContents"><text:a xlink:href="mailto:dona0169@edu.easj.dk" office:target-frame-name="_top" xlink:show="replace"><text:span text:style-name="T73">dona0169@edu.easj.dk</text:span></text:a></text:p>
          </table:table-cell>
          <table:table-cell table:style-name="TableCell74">
            <text:p text:style-name="P75">20314164</text:p>
          </table:table-cell>
        </table:table-row>
        <table:table-row table:style-name="TableRow76">
          <table:table-cell table:style-name="TableCell77">
            <text:p text:style-name="P78">Mikkel Frederiksen</text:p>
          </table:table-cell>
          <table:table-cell table:style-name="TableCell79">
            <text:p text:style-name="TableContents"><text:a xlink:href="mailto:mikk9996@edu.easj.dk" office:target-frame-name="_top" xlink:show="replace"><text:span text:style-name="T80">mikk9996@edu.easj.dk</text:span></text:a></text:p>
          </table:table-cell>
          <table:table-cell table:style-name="TableCell81">
            <text:p text:style-name="P82">30294104</text:p>
          </table:table-cell>
        </table:table-row>
        <table:table-row table:style-name="TableRow83">
          <table:table-cell table:style-name="TableCell84">
            <text:p text:style-name="P85">Paulius Klezys</text:p>
          </table:table-cell>
          <table:table-cell table:style-name="TableCell86">
            <text:p text:style-name="TableContents"><text:a xlink:href="mailto:paul4618@edu.easj.dk" office:target-frame-name="_top" xlink:show="replace"><text:span text:style-name="T87">paul4618@edu.easj.dk</text:span></text:a></text:p>
          </table:table-cell>
          <table:table-cell table:style-name="TableCell88">
            <text:p text:style-name="P89">50375530</text:p>
          </table:table-cell>
        </table:table-row>
        <table:table-row table:style-name="TableRow90">
          <table:table-cell table:style-name="TableCell91">
            <text:p text:style-name="P92">Marcin Zelent</text:p>
          </table:table-cell>
          <table:table-cell table:style-name="TableCell93">
            <text:p text:style-name="TableContents"><text:a xlink:href="mailto:marc560@edu.easj.dk" office:target-frame-name="_top" xlink:show="replace"><text:span text:style-name="T94">marc560@edu.easj.dk</text:span></text:a></text:p>
          </table:table-cell>
          <table:table-cell table:style-name="TableCell95">
            <text:p text:style-name="P96"/>
          </table:table-cell>
        </table:table-row>
      </table:table>
      <text:p text:style-name="P97"/>
      <text:h text:style-name="Antraštė1" text:outline-level="1"><text:bookmark-start text:name="__RefHeading___Toc2202_715881056"/><text:soft-page-break/>Team<text:s/>Contract<text:bookmark-end text:name="__RefHeading___Toc2202_715881056"/></text:h>
      <text:list text:style-name="LFO3" text:continue-numbering="true">
        <text:list-item>
          <text:p text:style-name="P98">Be punctual</text:p>
        </text:list-item>
        <text:list-item>
          <text:p text:style-name="P99">Be respectful</text:p>
        </text:list-item>
        <text:list-item>
          <text:p text:style-name="P100">Participate in team work</text:p>
        </text:list-item>
        <text:list-item>
          <text:p text:style-name="P101">Communicate with other members</text:p>
        </text:list-item>
        <text:list-item>
          <text:p text:style-name="P102">Respect everyone’s opinion and ideas</text:p>
        </text:list-item>
        <text:list-item>
          <text:p text:style-name="P103">Do the assigned tasks on time</text:p>
        </text:list-item>
        <text:list-item>
          <text:p text:style-name="P104">Speak English</text:p>
        </text:list-item>
      </text:list>
      <text:p text:style-name="P105"/>
      <text:h text:style-name="Antraštė2" text:outline-level="2">Project Time Schedule</text:h>
      <table:table table:style-name="Table106">
        <table:table-columns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Phase</text:p>
          </table:table-cell>
          <table:table-cell table:style-name="TableCell113">
            <text:p text:style-name="P114">Estimated time</text:p>
          </table:table-cell>
          <table:table-cell table:style-name="TableCell115">
            <text:p text:style-name="P116">Description</text:p>
          </table:table-cell>
        </table:table-row>
        <table:table-row table:style-name="TableRow117">
          <table:table-cell table:style-name="TableCell118">
            <text:p text:style-name="P119">Inception</text:p>
          </table:table-cell>
          <table:table-cell table:style-name="TableCell120">
            <text:p text:style-name="P121">20.03.2017 –<text:s/>04.04.2017</text:p>
          </table:table-cell>
          <table:table-cell table:style-name="TableCell122">
            <text:p text:style-name="P123">Project establishment, business analysis, basic requirements research.</text:p>
          </table:table-cell>
        </table:table-row>
        <table:table-row table:style-name="TableRow124">
          <table:table-cell table:style-name="TableCell125">
            <text:p text:style-name="P126">Elaboration</text:p>
          </table:table-cell>
          <table:table-cell table:style-name="TableCell127">
            <text:p text:style-name="P128">05.04.2017 – 19.04.2017</text:p>
          </table:table-cell>
          <table:table-cell table:style-name="TableCell129">
            <text:p text:style-name="P130">Modeling, full requirements analysis, prototyping.</text:p>
          </table:table-cell>
        </table:table-row>
        <table:table-row table:style-name="TableRow131">
          <table:table-cell table:style-name="TableCell132">
            <text:p text:style-name="P133">Construction</text:p>
          </table:table-cell>
          <table:table-cell table:style-name="TableCell134">
            <text:p text:style-name="P135">20.04.2017 – 20.05.2017</text:p>
          </table:table-cell>
          <table:table-cell table:style-name="TableCell136">
            <text:p text:style-name="P137">Designing program structure, developing and<text:s/>testing.</text:p>
          </table:table-cell>
        </table:table-row>
        <table:table-row table:style-name="TableRow138">
          <table:table-cell table:style-name="TableCell139">
            <text:p text:style-name="P140">Transition</text:p>
          </table:table-cell>
          <table:table-cell table:style-name="TableCell141">
            <text:p text:style-name="P142">20.05.2017 – 31.05.2017</text:p>
          </table:table-cell>
          <table:table-cell table:style-name="TableCell143">
            <text:p text:style-name="P144">Putting finishing touches.</text:p>
          </table:table-cell>
        </table:table-row>
      </table:table>
      <text:p text:style-name="P145"/>
      <text:h text:style-name="Antraštė1" text:outline-level="1"><text:bookmark-start text:name="__RefHeading___Toc2206_715881056"/>Threats to teamwork<text:bookmark-end text:name="__RefHeading___Toc2206_715881056"/></text:h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Name</text:p>
          </table:table-cell>
          <table:table-cell table:style-name="TableCell154">
            <text:p text:style-name="P155">Possiblity (1-10)</text:p>
          </table:table-cell>
          <table:table-cell table:style-name="TableCell156">
            <text:p text:style-name="P157">Impact</text:p>
          </table:table-cell>
          <table:table-cell table:style-name="TableCell158">
            <text:p text:style-name="P159">Contingency plan</text:p>
          </table:table-cell>
        </table:table-row>
        <table:table-row table:style-name="TableRow160">
          <table:table-cell table:style-name="TableCell161">
            <text:p text:style-name="P162">Disagreements</text:p>
          </table:table-cell>
          <table:table-cell table:style-name="TableCell163">
            <text:p text:style-name="P164">7</text:p>
          </table:table-cell>
          <table:table-cell table:style-name="TableCell165">
            <text:p text:style-name="P166">Low</text:p>
          </table:table-cell>
          <table:table-cell table:style-name="TableCell167">
            <text:p text:style-name="P168">Discuss problem and find compromise.</text:p>
          </table:table-cell>
        </table:table-row>
        <table:table-row table:style-name="TableRow169">
          <table:table-cell table:style-name="TableCell170">
            <text:p text:style-name="P171">Sickness</text:p>
          </table:table-cell>
          <table:table-cell table:style-name="TableCell172">
            <text:p text:style-name="P173">5</text:p>
          </table:table-cell>
          <table:table-cell table:style-name="TableCell174">
            <text:p text:style-name="P175">Medium</text:p>
          </table:table-cell>
          <table:table-cell table:style-name="TableCell176">
            <text:p text:style-name="P177">Reassign tasks.</text:p>
          </table:table-cell>
        </table:table-row>
        <table:table-row table:style-name="TableRow178">
          <table:table-cell table:style-name="TableCell179">
            <text:p text:style-name="P180">Problems with<text:s/>organization</text:p>
          </table:table-cell>
          <table:table-cell table:style-name="TableCell181">
            <text:p text:style-name="P182">3</text:p>
          </table:table-cell>
          <table:table-cell table:style-name="TableCell183">
            <text:p text:style-name="P184">High</text:p>
          </table:table-cell>
          <table:table-cell table:style-name="TableCell185">
            <text:p text:style-name="P186">Organize better.</text:p>
          </table:table-cell>
        </table:table-row>
        <table:table-row table:style-name="TableRow187">
          <table:table-cell table:style-name="TableCell188">
            <text:p text:style-name="P189">Technical problems</text:p>
          </table:table-cell>
          <table:table-cell table:style-name="TableCell190">
            <text:p text:style-name="P191">9</text:p>
          </table:table-cell>
          <table:table-cell table:style-name="TableCell192">
            <text:p text:style-name="P193">Medium</text:p>
          </table:table-cell>
          <table:table-cell table:style-name="TableCell194">
            <text:p text:style-name="P195">Fix ASAP.</text:p>
          </table:table-cell>
        </table:table-row>
      </table:table>
      <text:p text:style-name="P196"/>
      <text:p text:style-name="P197"/>
      <text:p text:style-name="P198"/>
      <text:p text:style-name="P199"/>
      <text:p text:style-name="P200"/>
      <text:p text:style-name="P201"/>
      <text:p text:style-name="P202"><text:bookmark-start text:name="__RefHeading___Toc759_2448031485"/>Inception<text:bookmark-end text:name="__RefHeading___Toc759_2448031485"/></text:p>
      <text:h text:style-name="P203" text:outline-level="1" text:restart-numbering="true" text:start-value="1"><text:bookmark-start text:name="__RefHeading___Toc2208_715881056"/><text:soft-page-break/>Business Model Canvas<text:bookmark-end text:name="__RefHeading___Toc2208_715881056"/></text:h>
      <text:h text:style-name="Antraštė2" text:outline-level="2"><text:bookmark-start text:name="__RefHeading___Toc2210_715881056"/>Key Partners<text:bookmark-end text:name="__RefHeading___Toc2210_715881056"/></text:h>
      <text:list text:style-name="LFO5" text:continue-numbering="true">
        <text:list-item>
          <text:p text:style-name="P204">Sven Westergaards Ejendomsadministration A/S</text:p>
        </text:list-item>
        <text:list-item>
          <text:p text:style-name="P205">Board members</text:p>
        </text:list-item>
        <text:list-item>
          <text:p text:style-name="P206">Tenants</text:p>
        </text:list-item>
      </text:list>
      <text:h text:style-name="Antraštė2" text:outline-level="2"><text:bookmark-start text:name="__RefHeading___Toc2212_715881056"/>Key Activities<text:bookmark-end text:name="__RefHeading___Toc2212_715881056"/></text:h>
      <text:list text:style-name="LFO6" text:continue-numbering="true">
        <text:list-item>
          <text:p text:style-name="P207">Renting apartments</text:p>
        </text:list-item>
      </text:list>
      <text:h text:style-name="Antraštė2" text:outline-level="2"><text:bookmark-start text:name="__RefHeading___Toc2214_715881056"/>Key Resources<text:bookmark-end text:name="__RefHeading___Toc2214_715881056"/></text:h>
      <text:list text:style-name="LFO7" text:continue-numbering="true">
        <text:list-item>
          <text:p text:style-name="P208">Building</text:p>
        </text:list-item>
        <text:list-item>
          <text:p text:style-name="P209">Maintenance staff</text:p>
        </text:list-item>
      </text:list>
      <text:h text:style-name="Antraštė2" text:outline-level="2"><text:bookmark-start text:name="__RefHeading___Toc2216_715881056"/>Value Propositions<text:bookmark-end text:name="__RefHeading___Toc2216_715881056"/></text:h>
      <text:list text:style-name="LFO8" text:continue-numbering="true">
        <text:list-item>
          <text:p text:style-name="P210">Apartments</text:p>
        </text:list-item>
        <text:list-item>
          <text:p text:style-name="P211">Maintenance of building</text:p>
        </text:list-item>
      </text:list>
      <text:h text:style-name="Antraštė2" text:outline-level="2"><text:bookmark-start text:name="__RefHeading___Toc2218_715881056"/>Customer Segments<text:bookmark-end text:name="__RefHeading___Toc2218_715881056"/></text:h>
      <text:list text:style-name="LFO9" text:continue-numbering="true">
        <text:list-item>
          <text:p text:style-name="P212">Mass market</text:p>
        </text:list-item>
      </text:list>
      <text:h text:style-name="Antraštė2" text:outline-level="2"><text:bookmark-start text:name="__RefHeading___Toc2220_715881056"/>Customer Relationships<text:bookmark-end text:name="__RefHeading___Toc2220_715881056"/></text:h>
      <text:list text:style-name="LFO10" text:continue-numbering="true">
        <text:list-item>
          <text:p text:style-name="P213">Every tenant is a shareholder in the company</text:p>
        </text:list-item>
      </text:list>
      <text:h text:style-name="Antraštė2" text:outline-level="2"><text:bookmark-start text:name="__RefHeading___Toc2222_715881056"/>Channels<text:bookmark-end text:name="__RefHeading___Toc2222_715881056"/></text:h>
      <text:list text:style-name="LFO11" text:continue-numbering="true">
        <text:list-item>
          <text:p text:style-name="P214">Website</text:p>
        </text:list-item>
        <text:list-item>
          <text:p text:style-name="P215">Telephone</text:p>
        </text:list-item>
        <text:list-item>
          <text:p text:style-name="P216">E-mail</text:p>
        </text:list-item>
      </text:list>
      <text:h text:style-name="Antraštė2" text:outline-level="2">Cost Structure</text:h>
      <text:list text:style-name="LFO12" text:continue-numbering="true">
        <text:list-item>
          <text:p text:style-name="P217">Maintenance</text:p>
        </text:list-item>
        <text:list-item>
          <text:p text:style-name="P218">Improvements</text:p>
        </text:list-item>
      </text:list>
      <text:h text:style-name="Antraštė2" text:outline-level="2"><text:bookmark-start text:name="__RefHeading___Toc2226_715881056"/>Revenue Streams<text:bookmark-end text:name="__RefHeading___Toc2226_715881056"/></text:h>
      <text:list text:style-name="LFO13" text:continue-numbering="true">
        <text:list-item>
          <text:p text:style-name="P219">Rent from the tenants</text:p>
        </text:list-item>
      </text:list>
      <text:p text:style-name="P220"/>
      <text:h text:style-name="Antraštė1" text:outline-level="1"><text:bookmark-start text:name="__RefHeading___Toc2228_715881056"/><text:soft-page-break/>SWOT Analysis<text:bookmark-end text:name="__RefHeading___Toc2228_715881056"/></text:h>
      <text:h text:style-name="Antraštė2" text:outline-level="2"><text:bookmark-start text:name="__RefHeading___Toc2230_715881056"/>Strengths:<text:bookmark-end text:name="__RefHeading___Toc2230_715881056"/></text:h>
      <text:list text:style-name="LFO14" text:continue-numbering="true">
        <text:list-item>
          <text:p text:style-name="P221">Attractive location</text:p>
        </text:list-item>
      </text:list>
      <text:h text:style-name="Antraštė2" text:outline-level="2"><text:bookmark-start text:name="__RefHeading___Toc2232_715881056"/>Weaknesses:<text:bookmark-end text:name="__RefHeading___Toc2232_715881056"/></text:h>
      <text:list text:style-name="LFO15" text:continue-numbering="true">
        <text:list-item>
          <text:p text:style-name="P222">Lack of proper management system of the building</text:p>
        </text:list-item>
      </text:list>
      <text:h text:style-name="Antraštė2" text:outline-level="2">Opportunities:</text:h>
      <text:list text:style-name="LFO16" text:continue-numbering="true">
        <text:list-item>
          <text:p text:style-name="P223">High prices of housing in Copenhagen</text:p>
        </text:list-item>
        <text:list-item>
          <text:p text:style-name="P224">Rising demand for communitive housing</text:p>
        </text:list-item>
      </text:list>
      <text:h text:style-name="Antraštė2" text:outline-level="2"><text:bookmark-start text:name="__RefHeading___Toc2236_715881056"/>Threats:<text:bookmark-end text:name="__RefHeading___Toc2236_715881056"/></text:h>
      <text:list text:style-name="LFO17" text:continue-numbering="true">
        <text:list-item>
          <text:p text:style-name="P225">Possible changes on<text:s/>housing market which would make buying your own apartment more attractive as an investment</text:p>
        </text:list-item>
      </text:list>
      <text:h text:style-name="Antraštė1" text:outline-level="1"><text:bookmark-start text:name="__RefHeading___Toc541_3483660072"/>Porter’s Five Forces<text:bookmark-end text:name="__RefHeading___Toc541_3483660072"/></text:h>
      <text:h text:style-name="Antraštė2" text:outline-level="2">Rivalry</text:h>
      <text:list text:style-name="LFO18" text:continue-numbering="true">
        <text:list-item>
          <text:p text:style-name="P226">A lot of companies, but because the market is so big there is almost no rivalry</text:p>
        </text:list-item>
      </text:list>
      <text:h text:style-name="Antraštė2" text:outline-level="2">New entrants</text:h>
      <text:list text:style-name="LFO19" text:continue-numbering="true">
        <text:list-item>
          <text:p text:style-name="P227">Easy to enter the market</text:p>
        </text:list-item>
        <text:list-item>
          <text:p text:style-name="P228">Not a threat because of the size of the market</text:p>
        </text:list-item>
        <text:list-item>
          <text:p text:style-name="P229">Hard to exit</text:p>
        </text:list-item>
      </text:list>
      <text:h text:style-name="Antraštė2" text:outline-level="2">Substitute products</text:h>
      <text:list text:style-name="LFO20" text:continue-numbering="true">
        <text:list-item>
          <text:p text:style-name="P230">Hotels, hostels</text:p>
        </text:list-item>
        <text:list-item>
          <text:p text:style-name="P231">Being homeless</text:p>
        </text:list-item>
      </text:list>
      <text:h text:style-name="Antraštė2" text:outline-level="2">Suppliers</text:h>
      <text:list text:style-name="LFO21" text:continue-numbering="true">
        <text:list-item>
          <text:p text:style-name="P232">A lot of suppliers</text:p>
        </text:list-item>
        <text:list-item>
          <text:p text:style-name="P233">Low power of suppliers</text:p>
        </text:list-item>
      </text:list>
      <text:h text:style-name="Antraštė2" text:outline-level="2">Buyers</text:h>
      <text:list text:style-name="LFO22" text:continue-numbering="true">
        <text:list-item>
          <text:p text:style-name="P234">Low power of buyers</text:p>
        </text:list-item>
      </text:list>
      <text:h text:style-name="Antraštė1" text:outline-level="1"><text:bookmark-start text:name="__RefHeading___Toc543_3483660072"/><text:soft-page-break/>Vision<text:bookmark-end text:name="__RefHeading___Toc543_3483660072"/></text:h>
      <text:h text:style-name="Antraštė2" text:outline-level="2">Introduction</text:h>
      <text:p text:style-name="P235">We are creating administraton system for Østebanehus which will<text:s/>help them manage information about apartments, tenants and damages (especially to downpipes and windows). It is going to be UWP app for Windows 10 and Windows 10 Mobile written in C#, using .NET Framework and SQL Database.</text:p>
      <text:h text:style-name="Antraštė2" text:outline-level="2">Positioning</text:h>
      <text:h text:style-name="Antraštė3" text:outline-level="3">Problem Statement</text:h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The<text:s/>problem of</text:p>
          </table:table-cell>
          <table:table-cell table:style-name="TableCell242">
            <text:p text:style-name="P243">administrating of apartments</text:p>
          </table:table-cell>
        </table:table-row>
        <table:table-row table:style-name="TableRow244">
          <table:table-cell table:style-name="TableCell245">
            <text:p text:style-name="P246">affects</text:p>
          </table:table-cell>
          <table:table-cell table:style-name="TableCell247">
            <text:p text:style-name="P248">Østebanehus</text:p>
          </table:table-cell>
        </table:table-row>
        <table:table-row table:style-name="TableRow249">
          <table:table-cell table:style-name="TableCell250">
            <text:p text:style-name="P251">the impact of which is</text:p>
          </table:table-cell>
          <table:table-cell table:style-name="TableCell252">
            <text:p text:style-name="P253">spending money on third-party company</text:p>
          </table:table-cell>
        </table:table-row>
        <table:table-row table:style-name="TableRow254">
          <table:table-cell table:style-name="TableCell255">
            <text:p text:style-name="P256">A successful solution would be</text:p>
          </table:table-cell>
          <table:table-cell table:style-name="TableCell257">
            <text:p text:style-name="P258">administration system</text:p>
          </table:table-cell>
        </table:table-row>
      </table:table>
      <text:p text:style-name="P259"/>
      <text:h text:style-name="Antraštė3" text:outline-level="3">Product Position Statement</text:h>
      <table:table table:style-name="Table260">
        <table:table-columns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For</text:p>
          </table:table-cell>
          <table:table-cell table:style-name="TableCell266">
            <text:p text:style-name="P267">Østebanehus</text:p>
          </table:table-cell>
        </table:table-row>
        <table:table-row table:style-name="TableRow268">
          <table:table-cell table:style-name="TableCell269">
            <text:p text:style-name="P270">Who</text:p>
          </table:table-cell>
          <table:table-cell table:style-name="TableCell271">
            <text:p text:style-name="P272">need apartment management<text:s/>system</text:p>
          </table:table-cell>
        </table:table-row>
        <table:table-row table:style-name="TableRow273">
          <table:table-cell table:style-name="TableCell274">
            <text:p text:style-name="P275">The</text:p>
          </table:table-cell>
          <table:table-cell table:style-name="TableCell276">
            <text:p text:style-name="P277">ApartmentAdmin</text:p>
          </table:table-cell>
        </table:table-row>
        <table:table-row table:style-name="TableRow278">
          <table:table-cell table:style-name="TableCell279">
            <text:p text:style-name="P280">That</text:p>
          </table:table-cell>
          <table:table-cell table:style-name="TableCell281">
            <text:p text:style-name="P282">helps to manage apartments</text:p>
          </table:table-cell>
        </table:table-row>
        <table:table-row table:style-name="TableRow283">
          <table:table-cell table:style-name="TableCell284">
            <text:p text:style-name="P285">Unlike</text:p>
          </table:table-cell>
          <table:table-cell table:style-name="TableCell286">
            <text:p text:style-name="P287">Sven Westergaards Ejendomsadministration A/S</text:p>
          </table:table-cell>
        </table:table-row>
        <table:table-row table:style-name="TableRow288">
          <table:table-cell table:style-name="TableCell289">
            <text:p text:style-name="P290">Our product</text:p>
          </table:table-cell>
          <table:table-cell table:style-name="TableCell291">
            <text:p text:style-name="P292">allows management and tenants to manage the building themselves</text:p>
          </table:table-cell>
        </table:table-row>
      </table:table>
      <text:p text:style-name="P293"/>
      <text:h text:style-name="Antraštė2" text:outline-level="2">Stakeholder Descriptions</text:h>
      <text:h text:style-name="Antraštė3" text:outline-level="3">Stakeholder Summary</text:h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P300">Name</text:p>
          </table:table-cell>
          <table:table-cell table:style-name="TableCell301">
            <text:p text:style-name="P302">Description</text:p>
          </table:table-cell>
          <table:table-cell table:style-name="TableCell303">
            <text:p text:style-name="P304">Responsibility</text:p>
          </table:table-cell>
        </table:table-row>
        <table:table-row table:style-name="TableRow305">
          <table:table-cell table:style-name="TableCell306">
            <text:p text:style-name="P307">Board members</text:p>
          </table:table-cell>
          <table:table-cell table:style-name="TableCell308">
            <text:p text:style-name="P309">Tenants chosen to manage the building.</text:p>
          </table:table-cell>
          <table:table-cell table:style-name="TableCell310">
            <text:p text:style-name="P311">Managing the building.</text:p>
          </table:table-cell>
        </table:table-row>
        <table:table-row table:style-name="TableRow312">
          <table:table-cell table:style-name="TableCell313">
            <text:p text:style-name="P314">Tenants</text:p>
          </table:table-cell>
          <table:table-cell table:style-name="TableCell315">
            <text:p text:style-name="P316">People living in the building.</text:p>
          </table:table-cell>
          <table:table-cell table:style-name="TableCell317">
            <text:p text:style-name="P318">None.</text:p>
          </table:table-cell>
        </table:table-row>
        <table:table-row table:style-name="TableRow319">
          <table:table-cell table:style-name="TableCell320">
            <text:p text:style-name="P321">Sven Westergaards Ejendomsadministration A/S</text:p>
          </table:table-cell>
          <table:table-cell table:style-name="TableCell322">
            <text:p text:style-name="P323">Third-party company hired by Østebanehus.</text:p>
          </table:table-cell>
          <table:table-cell table:style-name="TableCell324">
            <text:p text:style-name="P325">Administration work.</text:p>
          </table:table-cell>
        </table:table-row>
        <table:table-row table:style-name="TableRow326">
          <table:table-cell table:style-name="TableCell327">
            <text:p text:style-name="P328">BeckIT</text:p>
          </table:table-cell>
          <table:table-cell table:style-name="TableCell329">
            <text:p text:style-name="P330">IT company.</text:p>
          </table:table-cell>
          <table:table-cell table:style-name="TableCell331">
            <text:p text:style-name="P332">Creating administration system.</text:p>
          </table:table-cell>
        </table:table-row>
      </table:table>
      <text:p text:style-name="P333"/>
      <text:soft-page-break/>
      <text:h text:style-name="Antraštė3" text:outline-level="3">User Environment</text:h>
      <text:h text:style-name="Antraštė2" text:outline-level="2">Product overview – Needs and Features</text:h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Need</text:p>
          </table:table-cell>
          <table:table-cell table:style-name="TableCell342">
            <text:p text:style-name="P343">Priority</text:p>
          </table:table-cell>
          <table:table-cell table:style-name="TableCell344">
            <text:p text:style-name="P345">Features</text:p>
          </table:table-cell>
          <table:table-cell table:style-name="TableCell346">
            <text:p text:style-name="P347">Description</text:p>
          </table:table-cell>
        </table:table-row>
        <table:table-row table:style-name="TableRow348">
          <table:table-cell table:style-name="TableCell349">
            <text:p text:style-name="P350">Tenants management system</text:p>
          </table:table-cell>
          <table:table-cell table:style-name="TableCell351">
            <text:p text:style-name="P352">Very High</text:p>
          </table:table-cell>
          <table:table-cell table:style-name="TableCell353">
            <text:p text:style-name="P354"/>
          </table:table-cell>
          <table:table-cell table:style-name="TableCell355">
            <text:p text:style-name="TableContents">Overview of the information send to the residents in the building.</text:p>
          </table:table-cell>
        </table:table-row>
        <table:table-row table:style-name="TableRow356">
          <table:table-cell table:style-name="TableCell357">
            <text:p text:style-name="P358">General<text:s/>Building Info</text:p>
          </table:table-cell>
          <table:table-cell table:style-name="TableCell359">
            <text:p text:style-name="P360">High</text:p>
          </table:table-cell>
          <table:table-cell table:style-name="TableCell361">
            <text:p text:style-name="P362"/>
          </table:table-cell>
          <table:table-cell table:style-name="TableCell363">
            <text:p text:style-name="TableContents"><text:span text:style-name="T364">Administrator, Board members,<text:s/></text:span>General assembly and building maintenance info.</text:p>
          </table:table-cell>
        </table:table-row>
        <table:table-row table:style-name="TableRow365">
          <table:table-cell table:style-name="TableCell366">
            <text:p text:style-name="P367">Downpipes Info</text:p>
          </table:table-cell>
          <table:table-cell table:style-name="TableCell368">
            <text:p text:style-name="P369">High</text:p>
          </table:table-cell>
          <table:table-cell table:style-name="TableCell370">
            <text:p text:style-name="P371">All downpipe pictures overview</text:p>
          </table:table-cell>
          <table:table-cell table:style-name="TableCell372">
            <text:p text:style-name="TableContents">Overview of the condition of all pipes in the building</text:p>
          </table:table-cell>
        </table:table-row>
        <table:table-row table:style-name="TableRow373">
          <table:table-cell table:style-name="TableCell374">
            <text:p text:style-name="P375">Apartment Info</text:p>
          </table:table-cell>
          <table:table-cell table:style-name="TableCell376">
            <text:p text:style-name="P377">High</text:p>
          </table:table-cell>
          <table:table-cell table:style-name="TableCell378">
            <text:p text:style-name="P379">Downpipe picture upload</text:p>
          </table:table-cell>
          <table:table-cell table:style-name="TableCell380">
            <text:p text:style-name="P381">address, size, number of rooms, number of square meters, ”fordelingstal”</text:p>
          </table:table-cell>
        </table:table-row>
        <table:table-row table:style-name="TableRow382">
          <table:table-cell table:style-name="TableCell383">
            <text:p text:style-name="P384">Resident Info</text:p>
          </table:table-cell>
          <table:table-cell table:style-name="TableCell385">
            <text:p text:style-name="P386">High</text:p>
          </table:table-cell>
          <table:table-cell table:style-name="TableCell387">
            <text:p text:style-name="P388">Residents Log.</text:p>
          </table:table-cell>
          <table:table-cell table:style-name="TableCell389">
            <text:p text:style-name="TableContents">Overview of the whole family living in an apartment</text:p>
          </table:table-cell>
        </table:table-row>
        <table:table-row table:style-name="TableRow390">
          <table:table-cell table:style-name="TableCell391">
            <text:p text:style-name="P392">Washing machine booking system<text:s/></text:p>
          </table:table-cell>
          <table:table-cell table:style-name="TableCell393">
            <text:p text:style-name="P394">Medium</text:p>
          </table:table-cell>
          <table:table-cell table:style-name="TableCell395">
            <text:p text:style-name="P396"/>
          </table:table-cell>
          <table:table-cell table:style-name="TableCell397">
            <text:p text:style-name="P398">Book washing machine.</text:p>
          </table:table-cell>
        </table:table-row>
      </table:table>
      <text:p text:style-name="P399"/>
      <text:h text:style-name="Antraštė2" text:outline-level="2">Other Product Requirements</text:h>
      <table:table table:style-name="Table400">
        <table:table-columns>
          <table:table-column table:style-name="TableColumn401"/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P406">Software Qualities</text:p>
          </table:table-cell>
          <table:table-cell table:style-name="TableCell407">
            <text:p text:style-name="P408">Priority</text:p>
          </table:table-cell>
          <table:table-cell table:style-name="TableCell409">
            <text:p text:style-name="P410">Description</text:p>
          </table:table-cell>
        </table:table-row>
        <table:table-row table:style-name="TableRow411">
          <table:table-cell table:style-name="TableCell412">
            <text:p text:style-name="P413">Data integrity</text:p>
          </table:table-cell>
          <table:table-cell table:style-name="TableCell414">
            <text:p text:style-name="P415">Very high</text:p>
          </table:table-cell>
          <table:table-cell table:style-name="TableCell416">
            <text:p text:style-name="P417">Program<text:s/>must<text:s/>run smoothly through it’s life-cycle, without crashing</text:p>
          </table:table-cell>
        </table:table-row>
        <table:table-row table:style-name="TableRow418">
          <table:table-cell table:style-name="TableCell419">
            <text:p text:style-name="P420">Precision</text:p>
          </table:table-cell>
          <table:table-cell table:style-name="TableCell421">
            <text:p text:style-name="P422">Very high</text:p>
          </table:table-cell>
          <table:table-cell table:style-name="TableCell423">
            <text:p text:style-name="P424">User is expecting<text:s/>program to work as it is intended to work.<text:s/></text:p>
          </table:table-cell>
        </table:table-row>
        <table:table-row table:style-name="TableRow425">
          <table:table-cell table:style-name="TableCell426">
            <text:p text:style-name="P427">Maintenance</text:p>
          </table:table-cell>
          <table:table-cell table:style-name="TableCell428">
            <text:p text:style-name="P429">Medium</text:p>
          </table:table-cell>
          <table:table-cell table:style-name="TableCell430">
            <text:p text:style-name="P431">It shouldn’t be hard to implement new features to the program, as there might be a need of them in the future</text:p>
          </table:table-cell>
        </table:table-row>
        <table:table-row table:style-name="TableRow432">
          <table:table-cell table:style-name="TableCell433">
            <text:p text:style-name="P434">Performance</text:p>
          </table:table-cell>
          <table:table-cell table:style-name="TableCell435">
            <text:p text:style-name="P436">Medium</text:p>
          </table:table-cell>
          <table:table-cell table:style-name="TableCell437">
            <text:p text:style-name="P438">Program must have a<text:s/>decent<text:s/>speed – user doesn’t have to wait very long for operation to be completed</text:p>
          </table:table-cell>
        </table:table-row>
        <table:table-row table:style-name="TableRow439">
          <table:table-cell table:style-name="TableCell440">
            <text:p text:style-name="P441">Flexibility/Reusability</text:p>
          </table:table-cell>
          <table:table-cell table:style-name="TableCell442">
            <text:p text:style-name="P443">High</text:p>
          </table:table-cell>
          <table:table-cell table:style-name="TableCell444">
            <text:p text:style-name="P445">Ability to easily reuse and implement code to the other platforms: phones, tablets,<text:s/>etc.…</text:p>
          </table:table-cell>
        </table:table-row>
      </table:table>
      <text:p text:style-name="P446"/>
      <text:soft-page-break/>
      <text:h text:style-name="Antraštė1" text:outline-level="1">List of risks</text:h>
      <text:p text:style-name="Textbody"/>
      <text:p text:style-name="Textbody">This is a list of risks, that could potentially interrupt our work and slow us down. We need to understand the risks so we could anticipate and prevent them from<text:s/>happening.</text:p>
      <text:p text:style-name="Textbody"><text:tab/></text:p>
      <text:p text:style-name="Textbody"><text:tab/></text:p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Risks</text:p>
          </table:table-cell>
          <table:table-cell table:style-name="TableCell454">
            <text:p text:style-name="P455">Effect</text:p>
          </table:table-cell>
          <table:table-cell table:style-name="TableCell456">
            <text:p text:style-name="P457">Solution</text:p>
          </table:table-cell>
        </table:table-row>
        <table:table-row table:style-name="TableRow458">
          <table:table-cell table:style-name="TableCell459">
            <text:p text:style-name="P460">Absence</text:p>
          </table:table-cell>
          <table:table-cell table:style-name="TableCell461">
            <text:p text:style-name="Textbody">Hard to cooperate and get feedback/thoughts on assigned tasks that we do</text:p>
          </table:table-cell>
          <table:table-cell table:style-name="TableCell462">
            <text:p text:style-name="Textbody">Meet another day to compensate time that we’ve lost</text:p>
          </table:table-cell>
        </table:table-row>
        <table:table-row table:style-name="TableRow463">
          <table:table-cell table:style-name="TableCell464">
            <text:p text:style-name="P465">Lack on information</text:p>
          </table:table-cell>
          <table:table-cell table:style-name="TableCell466">
            <text:p text:style-name="Textbody">Inability to fully understand requirements to be implemented to the software</text:p>
          </table:table-cell>
          <table:table-cell table:style-name="TableCell467">
            <text:p text:style-name="Textbody">Talk to teachers, meet company owner and ask them questions</text:p>
          </table:table-cell>
        </table:table-row>
        <table:table-row table:style-name="TableRow468">
          <table:table-cell table:style-name="TableCell469">
            <text:p text:style-name="P470">Time management</text:p>
          </table:table-cell>
          <table:table-cell table:style-name="TableCell471">
            <text:p text:style-name="Textbody">We can’t predict how long we will take to do certain tasks, as well as the program itself</text:p>
          </table:table-cell>
          <table:table-cell table:style-name="TableCell472">
            <text:p text:style-name="Textbody">Manage our time. Talk to each team member and adjust our individual-personal schedules</text:p>
          </table:table-cell>
        </table:table-row>
        <table:table-row table:style-name="TableRow473">
          <table:table-cell table:style-name="TableCell474">
            <text:p text:style-name="P475">Software problems</text:p>
          </table:table-cell>
          <table:table-cell table:style-name="TableCell476">
            <text:p text:style-name="Textbody">Impossible to work on our project. Can’t do the programming part, neither write the report</text:p>
          </table:table-cell>
          <table:table-cell table:style-name="TableCell477">
            <text:p text:style-name="Textbody">Fix it as soon as possible. Look for errors before it get’s worse</text:p>
          </table:table-cell>
        </table:table-row>
      </table:table>
      <text:p text:style-name="Textbody"/>
      <text:p text:style-name="Textbody"/>
      <text:p text:style-name="P478"/>
      <text:soft-page-break/>
      <text:h text:style-name="Antraštė1" text:outline-level="1">Use-cases<text:s/></text:h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Source Han Sans Regular" svg:font-family="Source Han Sans Regular" style:font-family-generic="system" style:font-pitch="variable"/>
    <style:font-face style:name="FreeSans" svg:font-family="FreeSans" style:font-family-generic="system" style:font-pitch="variable"/>
    <style:font-face style:name="Noto Sans" svg:font-family="Noto Sans" style:font-family-generic="swiss" style:font-pitch="variable"/>
    <style:font-face style:name="DejaVu Sans" svg:font-family="DejaVu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Noto Serif" svg:font-family="Noto Serif" style:font-family-generic="roman" style:font-pitch="variable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Source Han Sans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Antraštė1" style:display-name="Antraštė 1" style:family="paragraph" style:parent-style-name="Heading" style:next-style-name="Textbody" style:default-outline-level="1">
      <style:text-properties style:font-name="Noto Sans" style:font-name-asian="Noto Sans" style:font-name-complex="Noto Sans" fo:font-weight="bold" style:font-weight-asian="bold" fo:hyphenate="false"/>
    </style:style>
    <style:style style:name="Antraštė2" style:display-name="Antraštė 2" style:family="paragraph" style:parent-style-name="Heading" style:next-style-name="Textbody" style:default-outline-level="2">
      <style:paragraph-properties fo:margin-top="0.1388in"/>
      <style:text-properties style:font-name="Noto Sans" style:font-name-asian="Noto Sans" style:font-name-complex="Noto Sans" fo:font-weight="bold" style:font-weight-asian="bold" style:font-weight-complex="bold" fo:hyphenate="false"/>
    </style:style>
    <style:style style:name="Antraštė3" style:display-name="Antraštė 3" style:family="paragraph" style:parent-style-name="Heading" style:next-style-name="Textbody" style:default-outline-level="3">
      <style:paragraph-properties fo:margin-top="0.0972in"/>
      <style:text-properties style:font-name="Noto Sans" style:font-name-asian="Noto Sans" style:font-name-complex="Noto Sans" fo:font-weight="bold" style:font-weight-asian="bold" style:font-weight-complex="bold" fo:hyphenate="false"/>
    </style:style>
    <style:style style:name="Antraštė4" style:display-name="Antraštė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Antraštė5" style:display-name="Antraštė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Antraštė6" style:display-name="Antraštė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Antraštė7" style:display-name="Antraštė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Antraštė8" style:display-name="Antraštė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Antraštė9" style:display-name="Antraštė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Įprastasis" style:display-name="Įprastasis" style:family="paragraph">
      <style:text-properties fo:hyphenate="false"/>
    </style:style>
    <style:style style:name="Numatytasispastraiposšriftas" style:display-name="Numatytasis pastraipos šriftas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ąrašas" style:display-name="Sąrašas" style:family="paragraph" style:parent-style-name="Textbody">
      <style:text-properties fo:hyphenate="false"/>
    </style:style>
    <style:style style:name="Antraštė" style:display-name="Antraštė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DejaVu Sans Mono" fo:font-size="10pt" style:font-size-asian="10pt" style:font-size-complex="10pt" fo:hyphenate="false"/>
    </style:style>
    <style:style style:name="Pavadinimas" style:display-name="Pavadinimas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aantraštė" style:display-name="Paantraštė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="Noto Serif" style:font-name-asian="Noto Serif" style:font-name-complex="Noto Serif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51in"/>
        </style:tab-stops>
      </style:paragraph-properties>
      <style:text-properties style:font-name="Noto Serif" style:font-name-asian="Noto Serif" style:font-name-complex="Noto Serif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86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oraštė" style:display-name="Poraštė" style:family="paragraph" style:parent-style-name="Standard">
      <style:paragraph-properties text:number-lines="false">
        <style:tab-stops>
          <style:tab-stop style:type="center" style:position="3.3472in"/>
          <style:tab-stop style:type="right" style:position="6.6951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Debesėliotekstas" style:display-name="Debesėlio tekstas" style:family="paragraph" style:parent-style-name="Įprastasis">
      <style:text-properties style:font-name="Segoe UI" style:font-name-complex="Mangal" fo:font-size="9pt" style:font-size-asian="9pt" style:font-size-complex="8pt" fo:hyphenate="false"/>
    </style:style>
    <style:style style:name="DebesėliotekstasDiagrama" style:display-name="Debesėlio tekstas Diagrama" style:family="text" style:parent-style-name="Numatytasispastraiposšriftas">
      <style:text-properties style:font-name="Segoe UI" style:font-name-complex="Mangal" fo:font-size="9pt" style:font-size-asian="9pt" style:font-size-complex="8pt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/>
      <text:outline-level-style text:level="9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701in" fo:page-height="11.6902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ulius Klezys</dc:creator>
    <meta:creation-date>2017-03-29T07:56:00Z</meta:creation-date>
    <dc:date>2017-05-09T10:57:00Z</dc:date>
    <meta:template xlink:href="Normal" xlink:type="simple"/>
    <meta:editing-cycles>14</meta:editing-cycles>
    <meta:editing-duration>PT12720S</meta:editing-duration>
    <meta:document-statistic meta:page-count="11" meta:paragraph-count="14" meta:word-count="1070" meta:character-count="7160" meta:row-count="50" meta:non-whitespace-character-count="6104"/>
  </office:meta>
</office:document-meta>
</file>